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</table:content-validations>
      <table:table table:name="2025-02-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Tipe to evaluate, but this map is based on the original Isolated Lakes, which was played in the “Crap Map” cup. It is improved based on feedback and experience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Remastered to become “exclusive”. Original version (freely licensed) retained on workshop for comparison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Remastered – has never been seen in a competition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ile size 120/2500 kb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nherent to “create_player_lands”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hould be okay. Big thing is for the box turtles to be inaccessible to villagers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4" calcext:value-type="float" table:number-columns-spanned="2" table:number-rows-spanned="1">
            <text:p>34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Red Fill" calcext:value="=&quot;Non-Compliant&quot;" calcext:base-cell-address="'2025-02-11'.D7"/>
            <calcext:condition calcext:apply-style-name="Orange Fill" calcext:value="=&quot;Exception Rejected&quot;" calcext:base-cell-address="'2025-02-11'.D7"/>
            <calcext:condition calcext:apply-style-name="Light Green Fill" calcext:value="=&quot;Compliance Expected&quot;" calcext:base-cell-address="'2025-02-11'.D7"/>
            <calcext:condition calcext:apply-style-name="Dark Green Fill" calcext:value="=&quot;Exception Granted&quot;" calcext:base-cell-address="'2025-02-11'.D7"/>
            <calcext:condition calcext:apply-style-name="Emerald Fill" calcext:value="=&quot;Compliant&quot;" calcext:base-cell-address="'2025-02-11'.D7"/>
            <calcext:condition calcext:apply-style-name="Note" calcext:value="=&quot;Not-Applicable&quot;" calcext:base-cell-address="'2025-02-11'.D7"/>
            <calcext:condition calcext:apply-style-name="Yellow Fill" calcext:value="=&quot;Exception Requested&quot;" calcext:base-cell-address="'2025-02-11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1T12:02:58.219000000</dc:date>
    <meta:editing-duration>P2DT18H11M44S</meta:editing-duration>
    <meta:editing-cycles>218</meta:editing-cycles>
    <meta:generator>LibreOffice/24.8.4.2$Windows_X86_64 LibreOffice_project/bb3cfa12c7b1bf994ecc5649a80400d06cd71002</meta:generator>
    <meta:document-statistic meta:table-count="1" meta:cell-count="185" meta:object-count="0"/>
  </office:meta>
</office:document-meta>
</file>